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cell-protect="protected" style:print-content="tru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2" style:family="table-cell" style:parent-style-name="Default">
      <style:table-cell-properties fo:border-bottom="none" style:cell-protect="protected" style:print-content="true" fo:border-left="0.0008in solid #000000" fo:padding-bottom="0.0193in" fo:padding-left="0.0138in" fo:padding-right="0.0138in" fo:padding-top="0.0193in" fo:border-right="0.0008in solid #000000" fo:border-top="none"/>
    </style:style>
    <style:style style:name="ce3" style:family="table-cell" style:parent-style-name="Default">
      <style:table-cell-properties fo:border-bottom="0.0008in solid #000000" style:cell-protect="protected" style:print-content="true" fo:border-left="0.0008in solid #000000" fo:padding-bottom="0.0193in" fo:padding-left="0.0138in" fo:padding-right="0.0138in" fo:padding-top="0.0193in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0000" fo:border="none"/>
    </style:style>
    <style:style style:name="ce9" style:family="table-cell" style:parent-style-name="Default">
      <style:table-cell-properties fo:background-color="#00ff00" fo:border="none"/>
    </style:style>
    <style:style style:name="ce10" style:family="table-cell" style:parent-style-name="Default">
      <style:table-cell-properties fo:background-color="#ffff00" fo:border="none"/>
    </style:style>
    <style:style style:name="ce1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2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</style:style>
    <style:style style:name="ce18" style:family="table-cell" style:parent-style-name="Default">
      <style:table-cell-properties fo:border-bottom="0.0008in solid #0000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7"/>
        <table:table-column table:style-name="co1" table:number-columns-repeated="2" table:default-cell-style-name="ce13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ce13"/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4" table:number-columns-repeated="3"/>
          <table:table-cell table:style-name="ce11"/>
          <table:table-cell table:style-name="ce17"/>
          <table:table-cell table:style-name="ce18" office:value-type="string">
            <text:p>Data Transfer Type</text:p>
          </table:table-cell>
          <table:table-cell table:style-name="ce17" table:number-columns-repeated="4"/>
          <table:table-cell table:style-name="ce19"/>
        </table:table-row>
        <table:table-row table:style-name="ro2">
          <table:table-cell/>
          <table:table-cell table:style-name="ce4"/>
          <table:table-cell office:value-type="string">
            <text:p>AM</text:p>
          </table:table-cell>
          <table:table-cell office:value-type="string">
            <text:p>XAM</text:p>
          </table:table-cell>
          <table:table-cell table:style-name="ce5" office:value-type="string">
            <text:p>D08_0</text:p>
          </table:table-cell>
          <table:table-cell table:style-name="ce5" office:value-type="string">
            <text:p>D08_1</text:p>
          </table:table-cell>
          <table:table-cell table:style-name="ce5" office:value-type="string">
            <text:p>D08_2</text:p>
          </table:table-cell>
          <table:table-cell table:style-name="ce5" office:value-type="string">
            <text:p>D08_3</text:p>
          </table:table-cell>
          <table:table-cell table:style-name="ce5" office:value-type="string">
            <text:p>D16_12</text:p>
          </table:table-cell>
          <table:table-cell table:style-name="ce5" office:value-type="string">
            <text:p>D16_23</text:p>
          </table:table-cell>
          <table:table-cell table:style-name="ce5" office:value-type="string">
            <text:p>D32</text:p>
          </table:table-cell>
          <table:table-cell table:style-name="ce5" office:value-type="string">
            <text:p>D64</text:p>
          </table:table-cell>
        </table:table-row>
        <table:table-row table:style-name="ro2">
          <table:table-cell table:style-name="ce1"/>
          <table:table-cell office:value-type="string">
            <text:p>CR/CSR</text:p>
          </table:table-cell>
          <table:table-cell office:value-type="string">
            <text:p>0x2f</text:p>
          </table:table-cell>
          <table:table-cell office:value-type="string">
            <text:p>/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 table:style-name="ce2"/>
          <table:table-cell office:value-type="string">
            <text:p>A16_S</text:p>
          </table:table-cell>
          <table:table-cell office:value-type="string">
            <text:p>0x29</text:p>
          </table:table-cell>
          <table:table-cell office:value-type="string">
            <text:p>/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 table:style-name="ce2"/>
          <table:table-cell office:value-type="string">
            <text:p>A24_S</text:p>
          </table:table-cell>
          <table:table-cell office:value-type="string">
            <text:p>0x39</text:p>
          </table:table-cell>
          <table:table-cell office:value-type="string">
            <text:p>/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 table:style-name="ce2"/>
          <table:table-cell office:value-type="string">
            <text:p>A24_BLT</text:p>
          </table:table-cell>
          <table:table-cell office:value-type="string">
            <text:p>0x3b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 table:style-name="ce2"/>
          <table:table-cell office:value-type="string">
            <text:p>A24_MBLT</text:p>
          </table:table-cell>
          <table:table-cell office:value-type="string">
            <text:p>0x38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2" office:value-type="string">
            <text:p>V</text:p>
          </table:table-cell>
        </table:table-row>
        <table:table-row table:style-name="ro2">
          <table:table-cell table:style-name="ce2"/>
          <table:table-cell office:value-type="string">
            <text:p>A32_S</text:p>
          </table:table-cell>
          <table:table-cell office:value-type="string">
            <text:p>0x09</text:p>
          </table:table-cell>
          <table:table-cell office:value-type="string">
            <text:p>/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 table:style-name="ce2"/>
          <table:table-cell office:value-type="string">
            <text:p>A32_BLT</text:p>
          </table:table-cell>
          <table:table-cell office:value-type="string">
            <text:p>0x0b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 table:style-name="ce2"/>
          <table:table-cell office:value-type="string">
            <text:p>A32_MBLT</text:p>
          </table:table-cell>
          <table:table-cell office:value-type="string">
            <text:p>0x08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2" office:value-type="string">
            <text:p>V</text:p>
          </table:table-cell>
        </table:table-row>
        <table:table-row table:style-name="ro2">
          <table:table-cell table:style-name="ce2"/>
          <table:table-cell office:value-type="string">
            <text:p>A64_S</text:p>
          </table:table-cell>
          <table:table-cell office:value-type="string">
            <text:p>0x01</text:p>
          </table:table-cell>
          <table:table-cell office:value-type="string">
            <text:p>/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2"/>
          <table:table-cell office:value-type="string">
            <text:p>A64_BLT</text:p>
          </table:table-cell>
          <table:table-cell office:value-type="string">
            <text:p>0x03</text:p>
          </table:table-cell>
          <table:table-cell office:value-type="string">
            <text:p>/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2"/>
          <table:table-cell office:value-type="string">
            <text:p>A64_MBLT</text:p>
          </table:table-cell>
          <table:table-cell office:value-type="string">
            <text:p>0x00</text:p>
          </table:table-cell>
          <table:table-cell office:value-type="string">
            <text:p>/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2"/>
          <table:table-cell office:value-type="string">
            <text:p>2eVME-A32</text:p>
          </table:table-cell>
          <table:table-cell office:value-type="string">
            <text:p>0x20</text:p>
          </table:table-cell>
          <table:table-cell office:value-type="string">
            <text:p>0x01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2"/>
          <table:table-cell office:value-type="string">
            <text:p>2eVME-A64</text:p>
          </table:table-cell>
          <table:table-cell office:value-type="string">
            <text:p>0x20</text:p>
          </table:table-cell>
          <table:table-cell office:value-type="string">
            <text:p>0x02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2"/>
          <table:table-cell office:value-type="string">
            <text:p>2eSST-A32</text:p>
          </table:table-cell>
          <table:table-cell office:value-type="string">
            <text:p>0x20</text:p>
          </table:table-cell>
          <table:table-cell office:value-type="string">
            <text:p>0x11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3"/>
          <table:table-cell office:value-type="string">
            <text:p>2eSST-A64</text:p>
          </table:table-cell>
          <table:table-cell office:value-type="string">
            <text:p>0x20</text:p>
          </table:table-cell>
          <table:table-cell office:value-type="string">
            <text:p>0x12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/>
          <table:table-cell office:value-type="string">
            <text:p>A16_S_sup</text:p>
          </table:table-cell>
          <table:table-cell office:value-type="string">
            <text:p>0x2d</text:p>
          </table:table-cell>
          <table:table-cell office:value-type="string">
            <text:p>/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/>
          <table:table-cell office:value-type="string">
            <text:p>A24_S_sup</text:p>
          </table:table-cell>
          <table:table-cell office:value-type="string">
            <text:p>0x3d</text:p>
          </table:table-cell>
          <table:table-cell office:value-type="string">
            <text:p>/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/>
          <table:table-cell office:value-type="string">
            <text:p>A24_BLT_sup</text:p>
          </table:table-cell>
          <table:table-cell office:value-type="string">
            <text:p>0x3f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/>
          <table:table-cell office:value-type="string">
            <text:p>A24_MBLT_sup</text:p>
          </table:table-cell>
          <table:table-cell office:value-type="string">
            <text:p>0x3c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2" office:value-type="string">
            <text:p>V</text:p>
          </table:table-cell>
        </table:table-row>
        <table:table-row table:style-name="ro2">
          <table:table-cell/>
          <table:table-cell office:value-type="string">
            <text:p>A32_S_sup</text:p>
          </table:table-cell>
          <table:table-cell office:value-type="string">
            <text:p>0x0d</text:p>
          </table:table-cell>
          <table:table-cell office:value-type="string">
            <text:p>/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/>
          <table:table-cell office:value-type="string">
            <text:p>A32_BLT_sup</text:p>
          </table:table-cell>
          <table:table-cell office:value-type="string">
            <text:p>0x0f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office:value-type="string">
            <text:p>V</text:p>
          </table:table-cell>
          <table:table-cell office:value-type="string">
            <text:p>Err</text:p>
          </table:table-cell>
        </table:table-row>
        <table:table-row table:style-name="ro2">
          <table:table-cell/>
          <table:table-cell office:value-type="string">
            <text:p>A32_MBLT_sup</text:p>
          </table:table-cell>
          <table:table-cell office:value-type="string">
            <text:p>0x0c</text:p>
          </table:table-cell>
          <table:table-cell office:value-type="string">
            <text:p>/</text:p>
          </table:table-cell>
          <table:table-cell table:number-columns-repeated="2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3" office:value-type="string">
            <text:p>Err</text:p>
          </table:table-cell>
          <table:table-cell table:style-name="ce12" office:value-type="string">
            <text:p>V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office:value-type="string">
            <text:p>Err = The VFC will answer with a Bus Error, not with an acknowledge</text:p>
          </table:table-cell>
          <table:table-cell table:style-name="ce8"/>
          <table:table-cell table:style-name="ce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9" office:value-type="string">
            <text:p>V = Access mode supported by the VME64x core </text:p>
          </table:table-cell>
          <table:table-cell table:style-name="ce9"/>
          <table:table-cell table:style-name="ce16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0" office:value-type="string">
            <text:p>I = Not yet implemented</text:p>
          </table:table-cell>
          <table:table-cell table:style-name="ce10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</table:table-row>
        <table:table-row table:style-name="ro3">
          <table:table-cell/>
          <table:table-cell table:style-name="ce6" office:value-type="date" office:date-value="2012-06-06">
            <text:p>06/06/12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9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0:07:38</meta:creation-date>
    <meta:editing-duration>PT00H18M38S</meta:editing-duration>
    <meta:editing-cycles>7</meta:editing-cycles>
    <meta:generator>OpenOffice.org/3.2$Unix OpenOffice.org_project/320m19$Build-9505</meta:generator>
    <dc:date>2012-06-06T19:01:02</dc:date>
    <dc:creator>Davide Pedretti</dc:creator>
    <meta:document-statistic meta:table-count="3" meta:cell-count="257" meta:object-count="0"/>
  </office:meta>
</office:document-meta>
</file>